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6.1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12.7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0.16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5.08cm" svg:x2="0.635cm" svg:y2="13.335cm">
          <text:p text:style-name="P3"/>
        </draw:line>
        <draw:frame draw:style-name="gr3" draw:text-style-name="P4" draw:layer="layout" svg:width="5.08cm" svg:height="6.413cm" svg:x="0.635cm" svg:y="6.985cm">
          <draw:text-box>
            <text:p text:style-name="P3"><text:span text:style-name="T1">allIndexes</text:span></text:p>
            <text:p text:style-name="P3"><text:span text:style-name="T1">allItems</text:span></text:p>
            <text:p text:style-name="P3"><text:span text:style-name="T1">at, <text:s/>[ ]</text:span></text:p>
            <text:p text:style-name="P3"><text:span text:style-name="T1">difference</text:span></text:p>
            <text:p text:style-name="P3"><text:span text:style-name="T1">empty</text:span></text:p>
            <text:p text:style-name="P3"><text:span text:style-name="T1">entry</text:span></text:p>
            <text:p text:style-name="P3"><text:span text:style-name="T1">hasEntryt</text:span></text:p>
            <text:p text:style-name="P3"><text:span text:style-name="T1">hasIndex</text:span></text:p>
            <text:p text:style-name="P3"><text:span text:style-name="T1">hasItem</text:span></text:p>
            <text:p text:style-name="P3"><text:span text:style-name="T1">index</text:span></text:p>
            <text:p text:style-name="P3"><text:span text:style-name="T1">intersection</text:span></text:p>
            <text:p text:style-name="P3"><text:span text:style-name="T1">isEmpty</text:span></text:p>
            <text:p text:style-name="P3"><text:span text:style-name="T1">items</text:span></text:p>
          </draw:text-box>
        </draw:frame>
        <draw:line draw:style-name="gr2" draw:text-style-name="P2" draw:layer="layout" svg:x1="10.795cm" svg:y1="13.335cm" svg:x2="0.635cm" svg:y2="13.335cm">
          <text:p text:style-name="P3"/>
        </draw:line>
        <draw:custom-shape draw:style-name="gr1" draw:text-style-name="P1" draw:layer="layout" svg:width="10.16cm" svg:height="0.635cm" svg:x="0.635cm" svg:y="4.445cm">
          <text:p text:style-name="P1">Directory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1.27cm" svg:x2="5.715cm" svg:y2="1.905cm">
          <text:p text:style-name="P3"/>
        </draw:line>
        <draw:frame draw:style-name="gr4" draw:text-style-name="P4" draw:layer="layout" svg:width="6.35cm" svg:height="0.725cm" svg:x="0.635cm" svg:y="5.715cm">
          <draw:text-box>
            <text:p text:style-name="P3"><text:span text:style-name="T1">new</text:span></text:p>
          </draw:text-box>
        </draw:frame>
        <draw:line draw:style-name="gr2" draw:text-style-name="P2" draw:layer="layout" svg:x1="0.635cm" svg:y1="6.35cm" svg:x2="5.715cm" svg:y2="6.35cm">
          <text:p text:style-name="P3"/>
        </draw:line>
        <draw:frame draw:style-name="gr3" draw:text-style-name="P4" draw:layer="layout" svg:width="5.08cm" svg:height="6.413cm" svg:x="5.715cm" svg:y="6.985cm">
          <draw:text-box>
            <text:p text:style-name="P3"><text:span text:style-name="T1">makeArray</text:span></text:p>
            <text:p text:style-name="P3"><text:span text:style-name="T1">put, <text:s/>[ ]=</text:span></text:p>
            <text:p text:style-name="P3"><text:span text:style-name="T1">putAll</text:span></text:p>
            <text:p text:style-name="P3"><text:span text:style-name="T1">remove</text:span></text:p>
            <text:p text:style-name="P3"><text:span text:style-name="T1">removeItem</text:span></text:p>
            <text:p text:style-name="P3"><text:span text:style-name="T1">setEntry</text:span></text:p>
            <text:p text:style-name="P3"><text:span text:style-name="T1">setMethod</text:span></text:p>
            <text:p text:style-name="P3"><text:span text:style-name="T1">subSet</text:span></text:p>
            <text:p text:style-name="P3"><text:span text:style-name="T1">supplier</text:span></text:p>
            <text:p text:style-name="P3"><text:span text:style-name="T1">union</text:span></text:p>
            <text:p text:style-name="P3"><text:span text:style-name="T1">unknown</text:span></text:p>
            <text:p text:style-name="P3"><text:span text:style-name="T1">unSetMethod</text:span></text:p>
            <text:p text:style-name="P3"><text:span text:style-name="T1">xor</text:span></text:p>
          </draw:text-box>
        </draw:frame>
        <draw:frame draw:style-name="gr5" draw:text-style-name="P3" draw:layer="layout" svg:width="5.08cm" svg:height="12.95cm" svg:x="10.795cm" svg:y="4.445cm">
          <draw:text-box>
            <text:p text:style-name="P3"/>
          </draw:text-box>
        </draw:frame>
        <draw:line draw:style-name="gr2" draw:text-style-name="P2" draw:layer="layout" svg:x1="5.715cm" svg:y1="13.335cm" svg:x2="5.715cm" svg:y2="6.985cm">
          <text:p text:style-name="P3"/>
        </draw:line>
        <draw:custom-shape draw:style-name="gr6" draw:text-style-name="P2" draw:layer="layout" svg:width="10.16cm" svg:height="0.635cm" svg:x="0.635cm" svg:y="1.905cm">
          <text:p text:style-name="P1">Collections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0.16cm" svg:height="0.635cm" svg:x="0.635cm" svg:y="3.175cm">
          <text:p text:style-name="P1">MapCollection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2.54cm" svg:x2="5.715cm" svg:y2="3.175cm">
          <text:p text:style-name="P3"/>
        </draw:line>
        <draw:line draw:style-name="gr2" draw:text-style-name="P2" draw:layer="layout" svg:x1="5.715cm" svg:y1="3.81cm" svg:x2="5.715cm" svg:y2="4.44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6-27T12:30:31</dc:date>
    <dc:language>en-US</dc:language>
    <meta:editing-cycles>11</meta:editing-cycles>
    <meta:editing-duration>PT1H32M38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